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File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le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ileOutputStream.LazyFileOutputStream( File file ,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leOutputStream.LazyFileOutputStrea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leOutputStream.LazyFileOutputStream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leOutputStream.LazyFileOutputStream( String name ,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leOutputStream.ensureOpen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FileOutputStream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FileOutputStream.write( byte [ ] b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ileOutputStream.LazyFileOutputStream( File file , boolean append , boolean always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zyFileOutputStream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